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58.03mm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3" table:default-cell-style-name="ce7"/>
        <table:table-column table:style-name="co1" table:visibility="collapse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8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8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79" calcext:value-type="float">
            <text:p>979</text:p>
          </table:table-cell>
          <table:table-cell table:style-name="ce2" table:formula="of:=[.D4]-[.E4]" office:value-type="float" office:value="-322" calcext:value-type="float">
            <text:p>-322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07" calcext:value-type="float">
            <text:p>3107</text:p>
          </table:table-cell>
          <table:table-cell table:style-name="ce3" table:formula="of:=[.D8]-[.E8]" office:value-type="float" office:value="-457" calcext:value-type="float">
            <text:p>-457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3" calcext:value-type="float">
            <text:p>693</text:p>
          </table:table-cell>
          <table:table-cell table:style-name="ce2" table:formula="of:=[.D9]-[.E9]" office:value-type="float" office:value="-88" calcext:value-type="float">
            <text:p>-8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3" calcext:value-type="float">
            <text:p>1653</text:p>
          </table:table-cell>
          <table:table-cell table:style-name="ce3" table:formula="of:=[.D15]-[.E15]" office:value-type="float" office:value="-153" calcext:value-type="float">
            <text:p>-153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table:formula="of:=[.D16]-[.E16]" office:value-type="float" office:value="559" calcext:value-type="float">
            <text:p>55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5" calcext:value-type="float">
            <text:p>14275</text:p>
          </table:table-cell>
          <table:table-cell table:style-name="ce3" table:formula="of:=[.D19]-[.E19]" office:value-type="float" office:value="-464" calcext:value-type="float">
            <text:p>-46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2" calcext:value-type="float">
            <text:p>8532</text:p>
          </table:table-cell>
          <table:table-cell table:style-name="ce2" table:formula="of:=[.D21]-[.E21]" office:value-type="float" office:value="-1416" calcext:value-type="float">
            <text:p>-141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5" calcext:value-type="float">
            <text:p>12185</text:p>
          </table:table-cell>
          <table:table-cell table:style-name="ce3" table:formula="of:=[.D22]-[.E22]" office:value-type="float" office:value="-588" calcext:value-type="float">
            <text:p>-58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3" calcext:value-type="float">
            <text:p>593</text:p>
          </table:table-cell>
          <table:table-cell table:style-name="ce2" table:formula="of:=[.D23]-[.E23]" office:value-type="float" office:value="-106" calcext:value-type="float">
            <text:p>-10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[.D25]-[.E25]" office:value-type="float" office:value="-42" calcext:value-type="float">
            <text:p>-42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53" calcext:value-type="float">
            <text:p>1453</text:p>
          </table:table-cell>
          <table:table-cell table:style-name="ce3" table:formula="of:=[.D28]-[.E28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D29]-[.E29]" office:value-type="float" office:value="-3" calcext:value-type="float">
            <text:p>-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61" calcext:value-type="float">
            <text:p>161</text:p>
          </table:table-cell>
          <table:table-cell table:style-name="ce3" table:formula="of:=[.D32]-[.E32]" office:value-type="float" office:value="-44" calcext:value-type="float">
            <text:p>-4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216" calcext:value-type="float">
            <text:p>3216</text:p>
          </table:table-cell>
          <table:table-cell table:style-name="ce2" table:formula="of:=[.D33]-[.E33]" office:value-type="float" office:value="-303" calcext:value-type="float">
            <text:p>-30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D34]-[.E34]" office:value-type="float" office:value="-13" calcext:value-type="float">
            <text:p>-1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89" calcext:value-type="float">
            <text:p>3289</text:p>
          </table:table-cell>
          <table:table-cell table:style-name="ce3" table:formula="of:=[.D35]-[.E35]" office:value-type="float" office:value="-316" calcext:value-type="float">
            <text:p>-316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table:formula="of:=[.D40]-[.E40]" office:value-type="float" office:value="-1495" calcext:value-type="float">
            <text:p>-1495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9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table:formula="of:=[.D42]-[.E42]" office:value-type="float" office:value="5019" calcext:value-type="float">
            <text:p>501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5" calcext:value-type="float">
            <text:p>785</text:p>
          </table:table-cell>
          <table:table-cell table:style-name="ce2" table:formula="of:=[.D43]-[.E43]" office:value-type="float" office:value="266" calcext:value-type="float">
            <text:p>26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62" calcext:value-type="float">
            <text:p>4262</text:p>
          </table:table-cell>
          <table:table-cell table:style-name="ce3" table:formula="of:=[.D44]-[.E44]" office:value-type="float" office:value="5285" calcext:value-type="float">
            <text:p>528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8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920" calcext:value-type="float">
            <text:p>42920</text:p>
          </table:table-cell>
          <table:table-cell table:style-name="ce3" table:formula="of:=[.D46]-[.E46]" office:value-type="float" office:value="2165" calcext:value-type="float">
            <text:p>216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4"/>
          <table:table-cell table:number-columns-repeated="1021"/>
        </table:table-row>
        <table:table-row table:style-name="ro8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664" calcext:value-type="float">
            <text:p>45664</text:p>
          </table:table-cell>
          <table:table-cell table:style-name="ce3" table:formula="of:=[.D50]-[.E50]" office:value-type="float" office:value="1982" calcext:value-type="float">
            <text:p>1982</text:p>
          </table:table-cell>
          <table:table-cell table:number-columns-repeated="1018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4"/>
        <table:table-column table:style-name="co4" table:number-columns-repeated="2" table:default-cell-style-name="ce14"/>
        <table:table-column table:style-name="co4" table:default-cell-style-name="ce18"/>
        <table:table-row table:style-name="ro4">
          <table:table-cell table:number-columns-repeated="2"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545" calcext:value-type="float">
            <text:p>2545</text:p>
          </table:table-cell>
          <table:table-cell table:style-name="ce17"/>
          <table:table-cell table:style-name="ce19"/>
        </table:table-row>
        <table:table-row table:style-name="ro4">
          <table:table-cell office:value-type="float" office:value="2650" calcext:value-type="float">
            <text:p>2650</text:p>
          </table:table-cell>
          <table:table-cell office:value-type="float" office:value="3118" calcext:value-type="float">
            <text:p>311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500" calcext:value-type="float">
            <text:p>1500</text:p>
          </table:table-cell>
          <table:table-cell office:value-type="float" office:value="1653" calcext:value-type="float">
            <text:p>16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3811" calcext:value-type="float">
            <text:p>13811</text:p>
          </table:table-cell>
          <table:table-cell office:value-type="float" office:value="14275" calcext:value-type="float">
            <text:p>1427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597" calcext:value-type="float">
            <text:p>11597</text:p>
          </table:table-cell>
          <table:table-cell office:value-type="float" office:value="12185" calcext:value-type="float">
            <text:p>121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office:value-type="float" office:value="1453" calcext:value-type="float">
            <text:p>145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973" calcext:value-type="float">
            <text:p>2973</text:p>
          </table:table-cell>
          <table:table-cell office:value-type="float" office:value="3291" calcext:value-type="float">
            <text:p>329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float" office:value="2510" calcext:value-type="float">
            <text:p>251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-</text:p>
            <text:p/>
          </table:table-cell>
          <table:table-cell table:style-name="ce20"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float" office:value="731" calcext:value-type="float">
            <text:p>731</text:p>
          </table:table-cell>
        </table:table-row>
        <table:table-row table:style-name="ro4">
          <table:table-cell office:value-type="float" office:value="9547" calcext:value-type="float">
            <text:p>9547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table:style-name="ce20" office:value-type="float" office:value="5283" calcext:value-type="float">
            <text:p>5283</text:p>
          </table:table-cell>
        </table:table-row>
        <table:table-row table:style-name="ro6">
          <table:table-cell table:style-name="Default"/>
          <table:table-cell table:style-name="ce16" office:value-type="float" office:value="45700" calcext:value-type="float">
            <text:p>45700</text:p>
          </table:table-cell>
          <table:table-cell table:style-name="ce16" office:value-type="float" office:value="4068" calcext:value-type="float">
            <text:p>4068</text:p>
          </table:table-cell>
          <table:table-cell table:style-name="ce22" office:value-type="float" office:value="6014" calcext:value-type="float">
            <text:p>601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8:32:47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5T18:38:22.442000000</dc:date>
    <meta:editing-duration>PT4H44M3S</meta:editing-duration>
    <meta:editing-cycles>27</meta:editing-cycles>
    <meta:generator>LibreOffice/5.3.3.2$Windows_X86_64 LibreOffice_project/3d9a8b4b4e538a85e0782bd6c2d430bafe583448</meta:generator>
    <meta:print-date>2017-05-15T11:26:51.019000000</meta:print-date>
    <meta:document-statistic meta:table-count="3" meta:cell-count="250" meta:object-count="0"/>
  </office:meta>
</office:document-meta>
</file>